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615cm" style:rel-column-width="29354*"/>
    </style:style>
    <style:style style:name="Table1.B" style:family="table-column">
      <style:table-column-properties style:column-width="9.386cm" style:rel-column-width="3618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2pt" fo:language="en" fo:country="US" officeooo:paragraph-rsid="0019120d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officeooo:paragraph-rsid="018601e6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weight="bold" officeooo:paragraph-rsid="0019120d" style:font-size-asian="12pt" style:font-size-complex="12pt"/>
    </style:style>
    <style:style style:name="P4" style:family="paragraph" style:parent-style-name="Text_20_body">
      <style:text-properties style:font-name="Liberation Serif" fo:font-size="12pt" officeooo:paragraph-rsid="0019120d" style:font-size-asian="12pt" style:font-size-complex="12pt"/>
    </style:style>
    <style:style style:name="P5" style:family="paragraph" style:parent-style-name="Text_20_body">
      <style:text-properties fo:language="en" fo:country="US" officeooo:paragraph-rsid="0019120d"/>
    </style:style>
    <style:style style:name="P6" style:family="paragraph" style:parent-style-name="Standard">
      <style:text-properties officeooo:paragraph-rsid="0019120d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019120d" style:font-size-asian="12pt" style:font-size-complex="12pt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1094316" style:font-size-asian="12pt" style:font-size-complex="12pt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11dd095" style:font-size-asian="12pt" style:font-size-complex="12pt"/>
    </style:style>
    <style:style style:name="P10" style:family="paragraph" style:parent-style-name="Standard">
      <style:text-properties fo:font-variant="normal" fo:text-transform="none" fo:color="#252525" style:font-name="Liberation Mono" fo:font-size="12pt" fo:letter-spacing="normal" fo:font-style="normal" fo:font-weight="bold" officeooo:paragraph-rsid="0019120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252525" style:font-name="Liberation Mono" fo:font-size="12pt" fo:letter-spacing="normal" fo:font-style="normal" fo:font-weight="bold" officeooo:rsid="011dd095" officeooo:paragraph-rsid="011dd095" style:font-size-asian="12pt" style:font-weight-asian="bold" style:font-size-complex="12pt" style:font-weight-complex="bold"/>
    </style:style>
    <style:style style:name="P12" style:family="paragraph" style:parent-style-name="Heading_20_1">
      <style:text-properties fo:language="en" fo:country="US" officeooo:paragraph-rsid="0019120d"/>
    </style:style>
    <style:style style:name="P13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4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5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6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19120d" style:font-size-asian="12pt" style:font-size-complex="12pt"/>
    </style:style>
    <style:style style:name="P17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eae89f" style:font-size-asian="12pt" style:font-size-complex="12pt"/>
    </style:style>
    <style:style style:name="P18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12661da" style:font-size-asian="12pt" style:font-size-complex="12pt"/>
    </style:style>
    <style:style style:name="P19" style:family="paragraph" style:parent-style-name="Standard">
      <style:paragraph-properties fo:margin-top="0cm" fo:margin-bottom="0.499cm" style:contextual-spacing="false"/>
      <style:text-properties style:font-name="Liberation Serif" fo:font-size="12pt" style:text-underline-style="solid" style:text-underline-type="double" style:text-underline-width="auto" style:text-underline-color="font-color" officeooo:paragraph-rsid="0019120d" style:font-size-asian="12pt" style:font-size-complex="12pt"/>
    </style:style>
    <style:style style:name="P20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019120d" style:font-size-asian="12pt" style:font-size-complex="12pt"/>
    </style:style>
    <style:style style:name="P21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12a72ef" style:font-size-asian="12pt" style:font-size-complex="12pt"/>
    </style:style>
    <style:style style:name="P22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12ef5c3" officeooo:paragraph-rsid="01330fd7" style:font-size-asian="12pt" style:font-size-complex="12pt"/>
    </style:style>
    <style:style style:name="P23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019120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12deef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12a72ef" officeooo:paragraph-rsid="016e8733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019120d" fo:background-color="#ffffff" style:font-size-asian="12pt" style:font-size-complex="12pt"/>
    </style:style>
    <style:style style:name="P27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153e7dd" fo:background-color="#ffffff" style:font-size-asian="12pt" style:font-size-complex="12pt"/>
    </style:style>
    <style:style style:name="P28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162c790" fo:background-color="#ffffff" style:font-size-asian="12pt" style:font-size-complex="12pt"/>
    </style:style>
    <style:style style:name="P29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rsid="0162c790" officeooo:paragraph-rsid="0162c790" fo:background-color="#ffffff" style:font-size-asian="12pt" style:font-size-complex="12pt"/>
    </style:style>
    <style:style style:name="P30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179a031" fo:background-color="#ffffff" style:font-size-asian="12pt" style:font-size-complex="12pt"/>
    </style:style>
    <style:style style:name="P31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17c3125" fo:background-color="#ffffff" style:font-size-asian="12pt" style:font-size-complex="12pt"/>
    </style:style>
    <style:style style:name="P32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18320a9" fo:background-color="#ffffff" style:font-size-asian="12pt" style:font-size-complex="12pt"/>
    </style:style>
    <style:style style:name="P33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normal" officeooo:paragraph-rsid="018ba875" fo:background-color="#ffffff" style:font-size-asian="12pt" style:font-size-complex="12pt"/>
    </style:style>
    <style:style style:name="P34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Serif" fo:font-size="12pt" fo:letter-spacing="normal" fo:font-style="normal" fo:font-weight="bold" officeooo:rsid="012deef9" officeooo:paragraph-rsid="012deef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Mono" fo:font-size="12pt" fo:letter-spacing="normal" fo:font-style="normal" fo:font-weight="bold" officeooo:rsid="012a72ef" officeooo:paragraph-rsid="012a72e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cm" fo:margin-bottom="0.499cm" style:contextual-spacing="false"/>
      <style:text-properties fo:font-variant="normal" fo:text-transform="none" fo:color="#252525" style:font-name="Liberation Mono" fo:font-size="12pt" fo:letter-spacing="normal" fo:font-style="normal" fo:font-weight="bold" officeooo:rsid="012bab64" officeooo:paragraph-rsid="012bab64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6f5df" officeooo:paragraph-rsid="0019120d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top="0cm" fo:margin-bottom="0.499cm" style:contextual-spacing="false"/>
      <style:text-properties style:font-name="Liberation Mono" fo:font-size="10pt" fo:font-weight="bold" officeooo:paragraph-rsid="012661da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.499cm" style:contextual-spacing="false"/>
      <style:text-properties style:font-name="Liberation Mono" fo:font-size="12pt" fo:font-weight="bold" officeooo:paragraph-rsid="0143cf31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41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42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top="0cm" fo:margin-bottom="0.499cm" style:contextual-spacing="false"/>
      <style:text-properties style:font-name="Liberation Serif" fo:font-size="12pt" officeooo:rsid="0014bc3e" officeooo:paragraph-rsid="004b2d3a" style:font-size-asian="12pt" style:font-size-complex="12pt"/>
    </style:style>
    <style:style style:name="P44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Mono" fo:font-size="12pt" fo:letter-spacing="normal" fo:font-style="normal" fo:font-weight="bold" officeooo:paragraph-rsid="0116d47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margin-top="0cm" fo:margin-bottom="0.499cm" style:contextual-spacing="false"/>
      <style:text-properties fo:font-variant="normal" fo:text-transform="none" fo:color="#252525" style:font-name="Liberation Mono" fo:font-size="12pt" fo:letter-spacing="normal" fo:font-style="normal" fo:font-weight="bold" officeooo:paragraph-rsid="0153e7dd" fo:background-color="#ffffff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fo:font-weight="normal" officeooo:paragraph-rsid="0019120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72e93" officeooo:paragraph-rsid="0019120d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style:font-name="Liberation Mono" fo:font-size="12pt" fo:font-weight="bold" officeooo:paragraph-rsid="0019120d" style:font-size-asian="12pt" style:font-weight-asian="bold" style:font-size-complex="12pt"/>
    </style:style>
    <style:style style:name="P49" style:family="paragraph" style:parent-style-name="Standard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2a72ef" officeooo:paragraph-rsid="016cccc7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2bab64" officeooo:paragraph-rsid="012bab6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2a72ef" officeooo:paragraph-rsid="016cccc7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79a031" fo:background-color="#ffffff" style:font-size-asian="12pt" style:font-size-complex="12pt"/>
    </style:style>
    <style:style style:name="P53" style:family="paragraph" style:parent-style-name="Text_20_body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7c3125" fo:background-color="#ffffff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80ebf5" fo:background-color="#ffffff" style:font-size-asian="12pt" style:font-size-complex="12pt"/>
    </style:style>
    <style:style style:name="P55" style:family="paragraph" style:parent-style-name="Text_20_body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833f01" fo:background-color="#ffffff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.499cm" style:contextual-spacing="false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18320a9" fo:background-color="#ffffff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9120d" style:font-name-asian="Times New Roman" style:font-size-asian="12pt" style:font-style-asian="normal" style:font-weight-asian="normal" style:font-name-complex="Times New Roman" style:font-size-complex="12pt" style:font-weight-complex="normal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paragraph-rsid="0019120d" style:font-size-asian="12pt" style:font-size-complex="12pt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fo:font-weight="normal" officeooo:paragraph-rsid="0019120d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paragraph-rsid="0019120d" style:font-size-asian="12pt" style:font-size-complex="12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officeooo:paragraph-rsid="0019120d" style:font-size-asian="12pt" style:font-size-complex="12pt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19120d" style:font-size-asian="12pt" style:font-size-complex="12pt"/>
    </style:style>
    <style:style style:name="P63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64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94316" style:font-size-asian="12pt" style:font-size-complex="12pt"/>
    </style:style>
    <style:style style:name="P65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b84b8" style:font-size-asian="12pt" style:font-size-complex="12pt"/>
    </style:style>
    <style:style style:name="P66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80ebf5" style:font-size-asian="12pt" style:font-size-complex="12pt"/>
    </style:style>
    <style:style style:name="P67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179a031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paragraph-rsid="017c3125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72" style:family="paragraph" style:parent-style-name="Text_20_body">
      <style:paragraph-properties fo:margin-left="0cm" fo:margin-right="0cm" style:line-height-at-least="0.635cm" fo:widows="1" fo:text-indent="0cm" style:auto-text-indent="false"/>
      <style:text-properties style:font-name="Liberation Serif" fo:font-size="12pt" style:font-size-asian="12pt" style:font-size-complex="12pt"/>
    </style:style>
    <style:style style:name="P73" style:family="paragraph" style:parent-style-name="Text_20_body">
      <style:paragraph-properties fo:margin-left="0cm" fo:margin-right="0cm" style:line-height-at-least="0.635cm" fo:widows="1" fo:text-indent="0cm" style:auto-text-indent="false"/>
      <style:text-properties style:font-name="Liberation Serif" fo:font-size="12pt" officeooo:paragraph-rsid="0147cc34" style:font-size-asian="12pt" style:font-size-complex="12pt"/>
    </style:style>
    <style:style style:name="P74" style:family="paragraph" style:parent-style-name="Text_20_body">
      <style:paragraph-properties fo:margin-left="0cm" fo:margin-right="0cm" style:line-height-at-least="0.635cm" fo:widows="1" fo:text-indent="0cm" style:auto-text-indent="false"/>
      <style:text-properties style:font-name="Liberation Serif" fo:font-size="12pt" officeooo:paragraph-rsid="0179a031" style:font-size-asian="12pt" style:font-size-complex="12pt"/>
    </style:style>
    <style:style style:name="P75" style:family="paragraph" style:parent-style-name="Text_20_body">
      <style:paragraph-properties fo:margin-left="0cm" fo:margin-right="0cm" style:line-height-at-least="0.635cm" fo:widows="1" fo:text-indent="0cm" style:auto-text-indent="false"/>
      <style:text-properties style:font-name="Liberation Serif" fo:font-size="12pt" officeooo:paragraph-rsid="017c3125" style:font-size-asian="12pt" style:font-size-complex="12pt"/>
    </style:style>
    <style:style style:name="P76" style:family="paragraph" style:parent-style-name="Text_20_body">
      <style:paragraph-properties fo:margin-left="0cm" fo:margin-right="0cm" style:line-height-at-least="0.635cm" fo:widows="1" fo:text-indent="0cm" style:auto-text-indent="false"/>
      <style:text-properties style:font-name="Liberation Serif" fo:font-size="12pt" fo:font-weight="normal" style:font-size-asian="12pt" style:font-size-complex="12pt"/>
    </style:style>
    <style:style style:name="P77" style:family="paragraph" style:parent-style-name="Text_20_body">
      <style:paragraph-properties fo:margin-left="0cm" fo:margin-right="0cm" style:line-height-at-least="0.635cm" fo:widows="1" fo:text-indent="0cm" style:auto-text-indent="false"/>
    </style:style>
    <style:style style:name="P78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11dd095" officeooo:paragraph-rsid="0120c3a5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style:line-height-at-least="0.635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2a72ef" officeooo:paragraph-rsid="012a72ef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cm" fo:margin-right="0cm" style:line-height-at-least="0.635cm" fo:widows="1" fo:text-indent="0cm" style:auto-text-indent="false"/>
      <style:text-properties style:font-name="Liberation Serif" fo:font-size="12pt" officeooo:paragraph-rsid="0179a031" style:font-size-asian="12pt" style:font-size-complex="12pt"/>
    </style:style>
    <style:style style:name="P81" style:family="paragraph" style:parent-style-name="Text_20_body">
      <style:paragraph-properties fo:margin-top="0cm" fo:margin-bottom="0cm" style:contextual-spacing="false" fo:line-height="100%"/>
      <style:text-properties style:font-name="Liberation Serif" fo:font-size="12pt" officeooo:paragraph-rsid="0019120d" style:font-size-asian="12pt" style:font-size-complex="12pt"/>
    </style:style>
    <style:style style:name="P82" style:family="paragraph" style:parent-style-name="Text_20_body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3" style:family="paragraph" style:parent-style-name="Table_20_Contents">
      <style:text-properties officeooo:paragraph-rsid="0019120d"/>
    </style:style>
    <style:style style:name="P84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014bc3e" officeooo:paragraph-rsid="004b2d3a" style:font-size-asian="12pt" style:font-size-complex="12pt"/>
    </style:style>
    <style:style style:name="P85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14376fb" style:font-size-asian="12pt" style:font-size-complex="12pt"/>
    </style:style>
    <style:style style:name="P86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019120d" style:font-size-asian="12pt" style:font-size-complex="12pt"/>
    </style:style>
    <style:style style:name="P8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1430d01" officeooo:paragraph-rsid="014376fb" style:font-size-asian="12pt" style:font-size-complex="12pt"/>
    </style:style>
    <style:style style:name="P8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0993819" officeooo:paragraph-rsid="013d138c" style:font-size-asian="12pt" style:font-weight-asian="bold" style:font-size-complex="12pt" style:font-weight-complex="bold"/>
    </style:style>
    <style:style style:name="P8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0993819" officeooo:paragraph-rsid="013de454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0993819" officeooo:paragraph-rsid="0140ed2a" style:font-size-asian="12pt" style:font-weight-asian="bold" style:font-size-complex="12pt" style:font-weight-complex="bold"/>
    </style:style>
    <style:style style:name="P91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0993819" officeooo:paragraph-rsid="015ee2be" style:font-size-asian="12pt" style:font-weight-asian="bold" style:font-size-complex="12pt" style:font-weight-complex="bold"/>
    </style:style>
    <style:style style:name="P92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0993819" officeooo:paragraph-rsid="015f7cd3" style:font-size-asian="12pt" style:font-weight-asian="bold" style:font-size-complex="12pt" style:font-weight-complex="bold"/>
    </style:style>
    <style:style style:name="P93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paragraph-rsid="0019120d" style:font-size-asian="12pt" style:font-weight-asian="bold" style:font-size-complex="12pt" style:font-weight-complex="bold"/>
    </style:style>
    <style:style style:name="P94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paragraph-rsid="01430d01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2pt" style:text-underline-style="none" fo:font-weight="bold" officeooo:paragraph-rsid="0019120d" style:font-size-asian="12pt" style:font-weight-asian="bold" style:font-size-complex="12pt" style:font-weight-complex="bold"/>
    </style:style>
    <style:style style:name="P96" style:family="paragraph" style:parent-style-name="Table_20_Contents">
      <style:text-properties style:font-name="Liberation Serif" fo:font-size="12pt" officeooo:paragraph-rsid="0019120d" style:font-size-asian="12pt" style:font-size-complex="12pt"/>
    </style:style>
    <style:style style:name="P97" style:family="paragraph" style:parent-style-name="Table_20_Contents">
      <style:text-properties style:font-name="Liberation Mono" fo:font-weight="bold" style:font-weight-asian="bold" style:font-weight-complex="bold"/>
    </style:style>
    <style:style style:name="P98" style:family="paragraph" style:parent-style-name="Table_20_Contents">
      <style:text-properties style:font-name="Liberation Mono" fo:font-weight="bold" officeooo:rsid="0199b203" officeooo:paragraph-rsid="0199b203" style:font-weight-asian="bold" style:font-weight-complex="bold"/>
    </style:style>
    <style:style style:name="P99" style:family="paragraph" style:parent-style-name="Table_20_Contents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>
      <style:text-properties style:font-name="Liberation Mono" fo:font-size="10pt" fo:font-weight="bold" officeooo:paragraph-rsid="012661da" style:font-size-asian="10pt" style:font-weight-asian="bold" style:font-size-complex="10pt" style:font-weight-complex="bold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/>
      <style:text-properties style:font-name="Liberation Serif" fo:font-size="12pt" officeooo:paragraph-rsid="0019120d" style:font-size-asian="12pt" style:font-size-complex="12pt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/>
      <style:text-properties style:font-name="Liberation Serif" fo:font-size="12pt" fo:font-weight="bold" officeooo:paragraph-rsid="0019120d" style:font-size-asian="12pt" style:font-size-complex="12pt"/>
    </style:style>
    <style:style style:name="P103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04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05" style:family="paragraph" style:parent-style-name="Text_20_body" style:list-style-name="L3">
      <style:paragraph-properties fo:margin-top="0cm" fo:margin-bottom="0cm" style:contextual-spacing="false" fo:widows="1" fo:padding="0cm" fo:border="none"/>
    </style:style>
    <style:style style:name="P106" style:family="paragraph" style:parent-style-name="Text_20_body" style:list-style-name="L6">
      <style:paragraph-properties fo:margin-top="0cm" fo:margin-bottom="0cm" style:contextual-spacing="false" fo:widows="1" fo:padding="0cm" fo:border="none"/>
    </style:style>
    <style:style style:name="P107" style:family="paragraph" style:parent-style-name="Text_20_body" style:list-style-name="L5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officeooo:paragraph-rsid="00d530f4" style:font-size-asian="12pt" style:font-size-complex="12pt"/>
    </style:style>
    <style:style style:name="P108" style:family="paragraph" style:parent-style-name="Text_20_body" style:list-style-name="L4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officeooo:paragraph-rsid="00d530f4"/>
    </style:style>
    <style:style style:name="P109" style:family="paragraph" style:parent-style-name="Standard" style:list-style-name="L2">
      <style:paragraph-properties fo:margin-top="0cm" fo:margin-bottom="0.499cm" style:contextual-spacing="false" fo:line-height="100%" fo:text-align="start" style:justify-single-word="false" fo:orphans="2" fo:widows="2"/>
      <style:text-properties style:font-name="Liberation Serif" fo:font-size="12pt" fo:font-weight="normal" officeooo:paragraph-rsid="0019120d" style:font-size-asian="12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margin-top="0cm" fo:margin-bottom="0.499cm" style:contextual-spacing="false" fo:line-height="100%" fo:text-align="start" style:justify-single-word="false" fo:orphans="2" fo:widows="2"/>
      <style:text-properties style:font-name="Liberation Serif" fo:font-size="12pt" fo:font-weight="normal" officeooo:rsid="01053f6d" officeooo:paragraph-rsid="01053f6d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3ed1" style:font-weight-asian="bold" style:font-weight-complex="bold"/>
    </style:style>
    <style:style style:name="T4" style:family="text">
      <style:text-properties fo:font-weight="bold" officeooo:rsid="008f4f74" style:font-weight-asian="bold" style:font-weight-complex="bold"/>
    </style:style>
    <style:style style:name="T5" style:family="text">
      <style:text-properties fo:font-weight="bold" officeooo:rsid="01094316" style:font-weight-asian="bold" style:font-weight-complex="bold"/>
    </style:style>
    <style:style style:name="T6" style:family="text">
      <style:text-properties fo:font-weight="bold" officeooo:rsid="01175941" style:font-weight-asian="bold" style:font-weight-complex="bold"/>
    </style:style>
    <style:style style:name="T7" style:family="text">
      <style:text-properties fo:font-weight="bold" officeooo:rsid="013813df" style:font-weight-asian="bold" style:font-weight-complex="bold"/>
    </style:style>
    <style:style style:name="T8" style:family="text">
      <style:text-properties fo:font-weight="bold" officeooo:rsid="0175badb" style:font-weight-asian="bold" style:font-weight-complex="bold"/>
    </style:style>
    <style:style style:name="T9" style:family="text">
      <style:text-properties fo:font-weight="bold" officeooo:rsid="018601e6" style:font-weight-asian="bold" style:font-weight-complex="bold"/>
    </style:style>
    <style:style style:name="T10" style:family="text">
      <style:text-properties fo:font-weight="bold" officeooo:rsid="019352f3" style:font-weight-asian="bold" style:font-weight-complex="bold"/>
    </style:style>
    <style:style style:name="T11" style:family="text">
      <style:text-properties fo:font-weight="bold" officeooo:rsid="002b6a8c"/>
    </style:style>
    <style:style style:name="T12" style:family="text">
      <style:text-properties fo:font-weight="bold" officeooo:rsid="01469bef"/>
    </style:style>
    <style:style style:name="T13" style:family="text">
      <style:text-properties fo:font-weight="bold" officeooo:rsid="013fb659"/>
    </style:style>
    <style:style style:name="T14" style:family="text">
      <style:text-properties style:font-name="Liberation Serif" fo:font-size="12pt" fo:font-weight="bold" style:font-size-asian="12pt" style:font-size-complex="12pt"/>
    </style:style>
    <style:style style:name="T1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0e9c4d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bold" officeooo:rsid="00fc2bd8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0fdc614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1015f98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1021753" style:font-size-asian="12pt" style:font-weight-asian="bold" style:font-size-complex="12pt" style:font-weight-complex="bold"/>
    </style:style>
    <style:style style:name="T21" style:family="text">
      <style:text-properties style:font-name="Liberation Serif" fo:font-weight="bold" officeooo:rsid="015ee2be"/>
    </style:style>
    <style:style style:name="T22" style:family="text">
      <style:text-properties style:font-name="Liberation Serif" fo:font-weight="bold" officeooo:rsid="015f7cd3"/>
    </style:style>
    <style:style style:name="T23" style:family="text">
      <style:text-properties style:font-name="Liberation Serif" officeooo:rsid="015ee2be"/>
    </style:style>
    <style:style style:name="T24" style:family="text">
      <style:text-properties style:font-name="Liberation Serif" officeooo:rsid="015ee2be" style:font-weight-asian="normal" style:font-weight-complex="normal"/>
    </style:style>
    <style:style style:name="T25" style:family="text">
      <style:text-properties style:font-name="Liberation Serif" officeooo:rsid="0119cfba" style:font-weight-asian="normal" style:font-weight-complex="normal"/>
    </style:style>
    <style:style style:name="T26" style:family="text">
      <style:text-properties style:font-name="Liberation Serif" fo:font-weight="normal" officeooo:rsid="0120c3a5" style:font-weight-asian="normal" style:font-weight-complex="normal"/>
    </style:style>
    <style:style style:name="T27" style:family="text">
      <style:text-properties style:font-name="Liberation Serif" fo:font-weight="normal" officeooo:rsid="0128886f" style:font-weight-asian="normal" style:font-weight-complex="normal"/>
    </style:style>
    <style:style style:name="T28" style:family="text">
      <style:text-properties style:font-name="Liberation Serif" officeooo:rsid="0128886f"/>
    </style:style>
    <style:style style:name="T29" style:family="text">
      <style:text-properties style:font-name="Liberation Serif" officeooo:rsid="017478ca"/>
    </style:style>
    <style:style style:name="T30" style:family="text">
      <style:text-properties style:font-weight-asian="bold" style:font-weight-complex="bold"/>
    </style:style>
    <style:style style:name="T31" style:family="text">
      <style:text-properties officeooo:rsid="008f4f74" style:font-weight-asian="bold" style:font-weight-complex="bold"/>
    </style:style>
    <style:style style:name="T32" style:family="text">
      <style:text-properties officeooo:rsid="01175941" style:font-weight-asian="bold" style:font-weight-complex="bold"/>
    </style:style>
    <style:style style:name="T33" style:family="text">
      <style:text-properties officeooo:rsid="0197c78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Times New Roman" style:font-style-asian="normal" style:font-name-complex="Times New Roman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f5df" style:font-name-asian="Times New Roman" style:font-style-asian="normal" style:font-name-complex="Times New Roman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ea32" style:font-name-asian="Times New Roman" style:font-style-asian="normal" style:font-name-complex="Times New Roman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1b078b" style:font-name-asian="Times New Roman" style:font-style-asian="normal" style:font-name-complex="Times New Roman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1ad0a7" style:font-name-asian="Times New Roman" style:font-style-asian="normal" style:font-name-complex="Times New Roman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263026" style:font-name-asian="Times New Roman" style:font-style-asian="normal" style:font-weight-asian="bold" style:font-name-complex="Times New Roman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1b078b" style:font-name-asian="Times New Roman" style:font-style-asian="normal" style:font-weight-asian="bold" style:font-name-complex="Times New Roman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1ad0a7" style:font-name-asian="Times New Roman" style:font-style-asian="normal" style:font-weight-asian="bold" style:font-name-complex="Times New Roman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1115a2f" style:font-name-asian="Times New Roman" style:font-style-asian="normal" style:font-weight-asian="bold" style:font-name-complex="Times New Roman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1747bfe" style:font-name-asian="Times New Roman" style:font-style-asian="normal" style:font-weight-asian="bold" style:font-name-complex="Times New Roman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4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743e6" style:font-name-asian="Times New Roman" style:font-style-asian="normal" style:font-weight-asian="normal" style:font-name-complex="Times New Roman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Liberation Mono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48" style:family="text">
      <style:text-properties fo:font-variant="normal" fo:text-transform="none" fo:color="#252525" fo:letter-spacing="normal" fo:font-style="normal"/>
    </style:style>
    <style:style style:name="T49" style:family="text">
      <style:text-properties fo:font-variant="normal" fo:text-transform="none" fo:color="#252525" fo:letter-spacing="normal" fo:font-style="normal" fo:font-weight="normal"/>
    </style:style>
    <style:style style:name="T50" style:family="text">
      <style:text-properties fo:font-variant="normal" fo:text-transform="none" fo:color="#252525" fo:letter-spacing="normal" fo:font-style="normal" fo:font-weight="normal" officeooo:rsid="00ffb214"/>
    </style:style>
    <style:style style:name="T51" style:family="text">
      <style:text-properties fo:font-variant="normal" fo:text-transform="none" fo:color="#252525" fo:letter-spacing="normal" fo:font-style="normal" fo:font-weight="normal" officeooo:rsid="010409c6"/>
    </style:style>
    <style:style style:name="T52" style:family="text">
      <style:text-properties fo:font-variant="normal" fo:text-transform="none" fo:color="#252525" fo:letter-spacing="normal" fo:font-style="normal" fo:font-weight="normal" officeooo:rsid="01069e15"/>
    </style:style>
    <style:style style:name="T53" style:family="text">
      <style:text-properties fo:font-variant="normal" fo:text-transform="none" fo:color="#252525" fo:letter-spacing="normal" fo:font-style="normal" fo:font-weight="normal" officeooo:rsid="0147cc34"/>
    </style:style>
    <style:style style:name="T54" style:family="text">
      <style:text-properties fo:font-variant="normal" fo:text-transform="none" fo:color="#252525" fo:letter-spacing="normal" fo:font-style="normal" fo:font-weight="normal" officeooo:rsid="01978cda"/>
    </style:style>
    <style:style style:name="T55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56" style:family="text">
      <style:text-properties fo:font-variant="normal" fo:text-transform="none" fo:color="#252525" fo:letter-spacing="normal" fo:font-style="normal" fo:font-weight="bold" officeooo:rsid="010409c6" style:font-weight-asian="bold" style:font-weight-complex="bold"/>
    </style:style>
    <style:style style:name="T57" style:family="text">
      <style:text-properties fo:font-variant="normal" fo:text-transform="none" fo:color="#252525" fo:letter-spacing="normal" fo:font-style="normal" fo:font-weight="bold" officeooo:rsid="01918339" style:font-weight-asian="bold" style:font-weight-complex="bold"/>
    </style:style>
    <style:style style:name="T58" style:family="text">
      <style:text-properties fo:font-variant="normal" fo:text-transform="none" fo:color="#252525" fo:letter-spacing="normal" fo:font-style="normal" fo:font-weight="bold" officeooo:rsid="01978cda" style:font-weight-asian="bold" style:font-weight-complex="bold"/>
    </style:style>
    <style:style style:name="T59" style:family="text">
      <style:text-properties fo:font-variant="normal" fo:text-transform="none" fo:color="#252525" fo:letter-spacing="normal" fo:font-style="normal" officeooo:rsid="0123c32c"/>
    </style:style>
    <style:style style:name="T60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fo:color="#252525" style:font-name="Liberation Serif" fo:font-size="12pt" fo:letter-spacing="normal" fo:font-style="normal" fo:font-weight="normal" officeooo:rsid="00d31efb" style:font-size-asian="12pt" style:font-size-complex="12pt"/>
    </style:style>
    <style:style style:name="T62" style:family="text">
      <style:text-properties fo:font-variant="normal" fo:text-transform="none" fo:color="#252525" style:font-name="Liberation Serif" fo:font-size="12pt" fo:letter-spacing="normal" fo:font-style="normal" fo:font-weight="normal" officeooo:rsid="012190f1" style:font-size-asian="12pt" style:font-size-complex="12pt"/>
    </style:style>
    <style:style style:name="T63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66" style:family="text">
      <style:text-properties officeooo:rsid="00194829"/>
    </style:style>
    <style:style style:name="T67" style:family="text">
      <style:text-properties fo:font-style="normal"/>
    </style:style>
    <style:style style:name="T68" style:family="text">
      <style:text-properties style:font-name="Liberation Mono" fo:font-weight="bold"/>
    </style:style>
    <style:style style:name="T69" style:family="text">
      <style:text-properties style:font-name="Liberation Mono" fo:font-weight="bold" style:font-weight-asian="bold" style:font-weight-complex="bold"/>
    </style:style>
    <style:style style:name="T70" style:family="text">
      <style:text-properties style:font-name="Liberation Mono" fo:font-weight="bold" officeooo:rsid="015ee2be"/>
    </style:style>
    <style:style style:name="T71" style:family="text">
      <style:text-properties style:font-name="Liberation Mono" fo:font-weight="bold" officeooo:rsid="0160525d"/>
    </style:style>
    <style:style style:name="T7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73" style:family="text">
      <style:text-properties officeooo:rsid="0263684f"/>
    </style:style>
    <style:style style:name="T74" style:family="text">
      <style:text-properties officeooo:rsid="002d4cf0"/>
    </style:style>
    <style:style style:name="T75" style:family="text">
      <style:text-properties officeooo:rsid="002f4af5"/>
    </style:style>
    <style:style style:name="T76" style:family="text">
      <style:text-properties officeooo:rsid="001cd725"/>
    </style:style>
    <style:style style:name="T77" style:family="text">
      <style:text-properties officeooo:rsid="00e02a10"/>
    </style:style>
    <style:style style:name="T78" style:family="text">
      <style:text-properties officeooo:rsid="00e2ba33"/>
    </style:style>
    <style:style style:name="T79" style:family="text">
      <style:text-properties officeooo:rsid="00e9a04c"/>
    </style:style>
    <style:style style:name="T80" style:family="text">
      <style:text-properties officeooo:rsid="01094316"/>
    </style:style>
    <style:style style:name="T81" style:family="text">
      <style:text-properties officeooo:rsid="0115e722"/>
    </style:style>
    <style:style style:name="T82" style:family="text">
      <style:text-properties officeooo:rsid="012661da"/>
    </style:style>
    <style:style style:name="T83" style:family="text">
      <style:text-properties officeooo:rsid="01279ea6"/>
    </style:style>
    <style:style style:name="T84" style:family="text">
      <style:text-properties officeooo:rsid="0128886f"/>
    </style:style>
    <style:style style:name="T85" style:family="text">
      <style:text-properties officeooo:rsid="0143cf31"/>
    </style:style>
    <style:style style:name="T86" style:family="text">
      <style:text-properties officeooo:rsid="0153e7dd"/>
    </style:style>
    <style:style style:name="T87" style:family="text">
      <style:text-properties fo:color="#000000" style:text-line-through-style="none" style:text-line-through-type="none" style:font-name="Liberation Serif" style:text-underline-style="none" style:text-blinking="false"/>
    </style:style>
    <style:style style:name="T88" style:family="text">
      <style:text-properties fo:color="#000000" style:text-line-through-style="none" style:text-line-through-type="none" style:font-name="Liberation Serif" style:text-underline-style="none" fo:font-weight="bold" style:text-blinking="false" style:font-weight-asian="bold" style:font-weight-complex="bold"/>
    </style:style>
    <style:style style:name="T89" style:family="text">
      <style:text-properties fo:color="#000000" style:font-name="Liberation Serif" style:text-underline-style="none"/>
    </style:style>
    <style:style style:name="T90" style:family="text">
      <style:text-properties fo:color="#000000" style:font-name="Liberation Serif" style:text-underline-style="none" fo:font-weight="bold"/>
    </style:style>
    <style:style style:name="T91" style:family="text">
      <style:text-properties fo:color="#000000" style:font-name="Liberation Serif" style:text-underline-style="none" fo:font-weight="bold" style:font-weight-asian="bold" style:font-weight-complex="bold"/>
    </style:style>
    <style:style style:name="T92" style:family="text">
      <style:text-properties fo:color="#000000" style:font-name="Liberation Serif" style:text-underline-style="none" fo:font-weight="bold" officeooo:rsid="018ba875" style:font-weight-asian="bold" style:font-weight-complex="bold"/>
    </style:style>
    <style:style style:name="T93" style:family="text">
      <style:text-properties officeooo:rsid="018fd8e1"/>
    </style:style>
    <style:style style:name="T94" style:family="text">
      <style:text-properties officeooo:rsid="00371e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ython/C3/<text:span text:style-name="T9">Advanced-Matrix-Operations</text:span>/English</text:h>
      <text:p text:style-name="P1"/>
      <text:p text:style-name="P2"><text:span text:style-name="T1">Title of script</text:span>: <text:span text:style-name="T2"><text:s/></text:span><text:span text:style-name="T3"><text:s/></text:span><text:span text:style-name="T9">Advanced-Matrix-Operations</text:span></text:p>
      <text:p text:style-name="P3">Author: <text:span text:style-name="T66">Puneeth, Thirumalesh <text:s/>H S</text:span></text:p>
      <text:p text:style-name="P5"><text:span text:style-name="T14">Keywords: </text:span><text:span text:style-name="T15">Python</text:span><text:span text:style-name="T14">, </text:span><text:span text:style-name="T15">IPython, </text:span><text:span text:style-name="T16">array, </text:span><text:span text:style-name="T17">m</text:span><text:span text:style-name="T18">a</text:span><text:span text:style-name="T17">trices, </text:span><text:span text:style-name="T19">norm, </text:span><text:span text:style-name="T20">svd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5">Visual Cue </text:p>
          </table:table-cell>
          <table:table-cell table:style-name="Table1.B1" office:value-type="string">
            <text:p text:style-name="P61">Narration</text:p>
          </table:table-cell>
        </table:table-row>
        <table:table-row>
          <table:table-cell table:style-name="Table1.A2" office:value-type="string">
            <text:p text:style-name="P16">Show Slide </text:p>
            <text:p text:style-name="P4">Containing title, name of the production team along with the logo of MHRD </text:p>
          </table:table-cell>
          <table:table-cell table:style-name="Table1.B2" office:value-type="string">
            <text:p text:style-name="P96">Hello friends and welcome to the spoken tutorial on '<text:span text:style-name="T8">Advanced matrix operations</text:span>'. </text:p>
          </table:table-cell>
        </table:table-row>
        <table:table-row>
          <table:table-cell table:style-name="Table1.A2" office:value-type="string">
            <text:p text:style-name="P16">Show Slide <text:s/></text:p>
            <text:p text:style-name="P4"><text:span text:style-name="T79">O</text:span>bjectives </text:p>
            <text:p text:style-name="P96"/>
          </table:table-cell>
          <table:table-cell table:style-name="Table1.B2" office:value-type="string">
            <text:p text:style-name="P17">At the end of this tutorial, you will be able to, </text:p>
            <text:p text:style-name="P17"><text:span text:style-name="T49">--- </text:span><text:span text:style-name="T51">find </text:span><text:span text:style-name="T54">F</text:span><text:span text:style-name="T56">r</text:span><text:span text:style-name="T58">o</text:span><text:span text:style-name="T56">benius</text:span><text:span text:style-name="T51"> and </text:span><text:span text:style-name="T56">infinity</text:span><text:span text:style-name="T51"> </text:span><text:span text:style-name="T55">norm</text:span><text:span text:style-name="T49"> of a </text:span><text:span text:style-name="T55">matrix</text:span><text:span text:style-name="T49">. <text:line-break/>--- </text:span><text:span text:style-name="T52">find </text:span><text:span text:style-name="T55">singular value decomposition</text:span><text:span text:style-name="T49"> of a </text:span><text:span text:style-name="T55">matrix</text:span><text:span text:style-name="T49">.</text:span></text:p>
          </table:table-cell>
        </table:table-row>
        <table:table-row>
          <table:table-cell table:style-name="Table1.A2" office:value-type="string">
            <text:p text:style-name="P62">Show Slide </text:p>
            <text:p text:style-name="P62">System <text:span text:style-name="T77">Specifications</text:span> </text:p>
          </table:table-cell>
          <table:table-cell table:style-name="Table1.B2" office:value-type="string">
            <text:p text:style-name="P62">To record this tutorial, I am using </text:p>
            <text:list xml:id="list2510833135915109954" text:style-name="L1">
              <text:list-item>
                <text:p text:style-name="P101"><text:span text:style-name="T1">Ubuntu Linux 14.04</text:span> operating system</text:p>
              </text:list-item>
              <text:list-item>
                <text:p text:style-name="P102"><text:span text:style-name="T30">Python</text:span> 2.7.6</text:p>
              </text:list-item>
              <text:list-item>
                <text:p text:style-name="P101"><text:span text:style-name="T2">IPython</text:span><text:span text:style-name="T1"> </text:span><text:span text:style-name="T11">4</text:span><text:span text:style-name="T1">.</text:span><text:span text:style-name="T12">0.0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6">Show Slide </text:p>
            <text:p text:style-name="P4">Pre-requisite<text:span text:style-name="T78">s</text:span> <text:s/></text:p>
            <text:p text:style-name="P96"/>
          </table:table-cell>
          <table:table-cell table:style-name="Table1.B2" office:value-type="string">
            <text:p text:style-name="P46"><text:span text:style-name="T35">To </text:span><text:span text:style-name="T36">practice</text:span><text:span text:style-name="T35"> this tutorial, you should know how to</text:span></text:p>
            <text:list xml:id="list8860594137869627086" text:style-name="L2">
              <text:list-item>
                <text:p text:style-name="P109"><text:span text:style-name="T35">use </text:span><text:span text:style-name="T40">Lists,</text:span><text:span text:style-name="T38"> </text:span><text:span text:style-name="T43">for loops, </text:span><text:span text:style-name="T42">arrays </text:span><text:span text:style-name="T37">and </text:span><text:span text:style-name="T41">access parts of arrays</text:span></text:p>
              </text:list-item>
              <text:list-item>
                <text:p text:style-name="P110"><text:span text:style-name="T37">p</text:span><text:span text:style-name="T34">erform</text:span><text:span text:style-name="T39"> </text:span><text:span text:style-name="T34">basic</text:span><text:span text:style-name="T39"> matrix op</text:span><text:span text:style-name="T44">e</text:span><text:span text:style-name="T39">r</text:span><text:span text:style-name="T44">a</text:span><text:span text:style-name="T39">tions</text:span></text:p>
              </text:list-item>
            </text:list>
            <text:p text:style-name="P37">If not, see the pre-requisite Python tutorials on this website.</text:p>
          </table:table-cell>
        </table:table-row>
        <table:table-row>
          <table:table-cell table:style-name="Table1.A2" office:value-type="string">
            <text:p text:style-name="P47">[Terminal]</text:p>
            <text:p text:style-name="P48">ipython --pylab</text:p>
          </table:table-cell>
          <table:table-cell table:style-name="Table1.B2" office:value-type="string">
            <text:p text:style-name="P81">Let us start <text:span text:style-name="T2">ipython</text:span> with <text:span text:style-name="T2">pylab</text:span> loaded. </text:p>
            <text:p text:style-name="P81"/>
            <text:p text:style-name="P60"><text:span text:style-name="T46">O</text:span><text:span text:style-name="T45">pen the </text:span><text:span text:style-name="T39">terminal</text:span><text:span text:style-name="T45"> and type</text:span></text:p>
            <text:p text:style-name="P58"><text:span text:style-name="T45"><text:s/></text:span><text:span text:style-name="T47">ipython --pylab</text:span></text:p>
            <text:p text:style-name="P59"/>
            <text:p text:style-name="P57">Now let us see how to create <text:span text:style-name="T2">arrays</text:span></text:p>
          </table:table-cell>
        </table:table-row>
        <table:table-row>
          <table:table-cell table:style-name="Table1.A2" office:value-type="string">
            <text:p text:style-name="P9">Show Slide</text:p>
            <text:p text:style-name="P9"/>
            <text:p text:style-name="P11">flatten()</text:p>
          </table:table-cell>
          <table:table-cell table:style-name="Table1.B2" office:value-type="string">
            <text:p text:style-name="P78"><text:span text:style-name="T84">f</text:span>latten() <text:span text:style-name="T26">returns a</text:span><text:span text:style-name="T27">n </text:span><text:span text:style-name="T28">multidimensi</text:span><text:span text:style-name="T29">o</text:span><text:span text:style-name="T28">nal array</text:span><text:span text:style-name="T27"> into a single </text:span><text:span text:style-name="T28">dimension array</text:span></text:p>
            <text:p text:style-name="P78"/>
          </table:table-cell>
        </table:table-row>
        <text:soft-page-break/>
        <table:table-row>
          <table:table-cell table:style-name="Table1.A2" office:value-type="string">
            <text:p text:style-name="P21"/>
            <text:p text:style-name="P25">[IPython Terminal]</text:p>
            <text:p text:style-name="P35">a = arange(1,10).reshape(3,3)</text:p>
            <text:p text:style-name="P36">a</text:p>
            <text:p text:style-name="P36">a.flatten()</text:p>
          </table:table-cell>
          <table:table-cell table:style-name="Table1.B2" office:value-type="string">
            <text:p text:style-name="P79"><text:s/></text:p>
            <text:p text:style-name="P51">Type</text:p>
            <text:p text:style-name="P49">a = arange(1,10).reshape(3,3)</text:p>
            <text:p text:style-name="P50">a</text:p>
            <text:p text:style-name="P50">a.flatten()</text:p>
          </table:table-cell>
        </table:table-row>
        <table:table-row>
          <table:table-cell table:style-name="Table1.A2" office:value-type="string">
            <text:p text:style-name="P8">Show Slide</text:p>
            <text:p text:style-name="P64"><text:span text:style-name="T2">Frobenius norm</text:span> <text:span text:style-name="T80">of a </text:span><text:span text:style-name="T5">matrix</text:span></text:p>
          </table:table-cell>
          <table:table-cell table:style-name="Table1.B2" office:value-type="string">
            <text:p text:style-name="P65">The<text:span text:style-name="T2"> Frobenius norm</text:span> of a <text:span text:style-name="T2">matrix</text:span> is defined as, </text:p>
            <text:p text:style-name="P65">the square root of the sum of the absolute squares of its elements</text:p>
            <text:p text:style-name="P65"/>
          </table:table-cell>
        </table:table-row>
        <table:table-row>
          <table:table-cell table:style-name="Table1.A2" office:value-type="string">
            <text:p text:style-name="P7">Show Slide</text:p>
            <text:p text:style-name="P72"><text:span text:style-name="T49">Assignment </text:span><text:span text:style-name="T50">1</text:span><text:span text:style-name="T49">: </text:span><text:span text:style-name="T55">Frobenius</text:span><text:span text:style-name="T49"> </text:span><text:span text:style-name="T55">norm</text:span><text:span text:style-name="T49"> </text:span></text:p>
          </table:table-cell>
          <table:table-cell table:style-name="Table1.B2" office:value-type="string">
            <text:p text:style-name="P7"><text:span text:style-name="T31">Find out th</text:span><text:span text:style-name="T25">e</text:span><text:span text:style-name="T31"> </text:span><text:span text:style-name="T4">Frobenius</text:span><text:span text:style-name="T31"> </text:span><text:span text:style-name="T4">norm</text:span><text:span text:style-name="T31"> of </text:span><text:span text:style-name="T32">the </text:span><text:span text:style-name="T6">inverse</text:span><text:span text:style-name="T32"> </text:span><text:span text:style-name="T33">of </text:span><text:span text:style-name="T31">a 4 by 4 </text:span><text:span text:style-name="T4">matrix</text:span><text:span text:style-name="T31">, </text:span></text:p>
            <text:p text:style-name="P70">m =(1,17).reshape(4,4)</text:p>
          </table:table-cell>
        </table:table-row>
        <table:table-row>
          <table:table-cell table:style-name="Table1.A2" office:value-type="string">
            <text:p text:style-name="P20">[IPython Terminal]</text:p>
            <text:p text:style-name="P97">m = arange(1,17).reshape(4,4)</text:p>
            <text:p text:style-name="P98">m[0,1] = m[1,-1] =0</text:p>
            <text:p text:style-name="P97">print m</text:p>
            <text:p text:style-name="P19"/>
          </table:table-cell>
          <table:table-cell table:style-name="Table1.B2" office:value-type="string">
            <text:p text:style-name="P20"><text:s/><text:span text:style-name="T81">Type</text:span></text:p>
            <text:p text:style-name="P44">m = arange(1,17).reshape(4,4)<text:line-break/><text:line-break/>print m</text:p>
          </table:table-cell>
        </table:table-row>
        <table:table-row>
          <table:table-cell table:style-name="Table1.A2" office:value-type="string">
            <text:p text:style-name="P84">[IPython Terminal]</text:p>
            <text:p text:style-name="P84"/>
            <text:p text:style-name="P93">im = inv(m)</text:p>
          </table:table-cell>
          <table:table-cell table:style-name="Table1.B2" office:value-type="string">
            <text:p text:style-name="P83"><text:span text:style-name="T60">The inverse of a </text:span><text:span text:style-name="T64">matrix</text:span><text:span text:style-name="T60"> can be found using the function </text:span><text:span text:style-name="Teletype"><text:span text:style-name="T60">inv(A)</text:span></text:span><text:span text:style-name="T60">.</text:span></text:p>
          </table:table-cell>
        </table:table-row>
        <table:table-row>
          <table:table-cell table:style-name="Table1.A2" office:value-type="string">
            <text:p text:style-name="P84">[IPython Terminal]</text:p>
            <text:p text:style-name="P84"/>
            <text:p text:style-name="P10">sum = 0</text:p>
            <text:p text:style-name="P97">for each in im.flatten():</text:p>
            <text:p text:style-name="P97"><text:s text:c="4"/><text:span text:style-name="T67">sum += each * each</text:span></text:p>
            <text:p text:style-name="P97">print sqrt(sum)</text:p>
          </table:table-cell>
          <table:table-cell table:style-name="Table1.B2" office:value-type="string">
            <text:p text:style-name="P83"><text:span text:style-name="T60">And the </text:span><text:span text:style-name="T64">Frobenius</text:span><text:span text:style-name="T60"> </text:span><text:span text:style-name="T64">norm</text:span><text:span text:style-name="T60"> of the </text:span><text:span text:style-name="T64">matrix</text:span><text:span text:style-name="T63"> </text:span><text:span text:style-name="Teletype"><text:span text:style-name="T64">im</text:span></text:span><text:span text:style-name="Teletype"><text:span text:style-name="T60"> </text:span></text:span><text:span text:style-name="T60">can be found out as,</text:span></text:p>
            <text:p text:style-name="P83"/>
            <text:p text:style-name="P83"/>
            <text:p text:style-name="P83"/>
            <text:p text:style-name="P83"/>
            <text:p text:style-name="P86"/>
          </table:table-cell>
        </table:table-row>
        <table:table-row>
          <table:table-cell table:style-name="Table1.A2" office:value-type="string">
            <text:p text:style-name="P24">Show Slide</text:p>
            <text:p text:style-name="P34">Infinity norm</text:p>
          </table:table-cell>
          <table:table-cell table:style-name="Table1.B2" office:value-type="string">
            <text:p text:style-name="P22"><text:s/>The infinity <text:span text:style-name="T2">norm</text:span> of a <text:span text:style-name="T2">matrix</text:span> is defined as,</text:p>
            <text:p text:style-name="P22"><text:s/>the maximum value of sum of the <text:span text:style-name="T2">absolute</text:span> of <text:span text:style-name="T2">elements</text:span> in each row</text:p>
          </table:table-cell>
        </table:table-row>
        <table:table-row>
          <table:table-cell table:style-name="Table1.A2" office:value-type="string">
            <text:p text:style-name="P96"/>
          </table:table-cell>
          <table:table-cell table:style-name="Table1.B2" office:value-type="string">
            <text:p text:style-name="P71">Pause the video here, try out the following exercise and resume the video.</text:p>
          </table:table-cell>
        </table:table-row>
        <table:table-row>
          <table:table-cell table:style-name="Table1.A2" office:value-type="string">
            <text:p text:style-name="P23">Show Slide </text:p>
            <text:p text:style-name="P76"><text:soft-page-break/><text:span text:style-name="T48">Assignment </text:span><text:span text:style-name="T59">2</text:span><text:span text:style-name="T48">: </text:span><text:span text:style-name="T55">infinity</text:span><text:span text:style-name="T48"> </text:span><text:span text:style-name="T55">norm</text:span></text:p>
          </table:table-cell>
          <table:table-cell table:style-name="Table1.B2" office:value-type="string">
            <text:p text:style-name="P20">Find out the infinity <text:span text:style-name="T2">norm</text:span> of the <text:span text:style-name="T2">matrix</text:span> <text:span text:style-name="T2">im</text:span>.</text:p>
            <text:p text:style-name="P20"><text:soft-page-break/></text:p>
          </table:table-cell>
        </table:table-row>
        <table:table-row>
          <table:table-cell table:style-name="Table1.A2" office:value-type="string">
            <text:p text:style-name="P84">[IPython Terminal]</text:p>
            <text:p text:style-name="P84"/>
            <text:p text:style-name="P99">sum_rows = []</text:p>
            <text:p text:style-name="P99">for i in im:</text:p>
            <text:p text:style-name="P99"><text:s text:c="4"/><text:span text:style-name="T67">sum_rows.append(abs(i).sum())</text:span></text:p>
            <text:p text:style-name="P99">print max(sum_rows)</text:p>
          </table:table-cell>
          <table:table-cell table:style-name="Table1.B2" office:value-type="string">
            <text:p text:style-name="P18"><text:span text:style-name="T82">Following code snippet is the solution<text:line-break/></text:span><text:line-break/><text:span text:style-name="T72">sum_rows = []</text:span></text:p>
            <text:p text:style-name="P100">for i in im:</text:p>
            <text:p text:style-name="P100"><text:s text:c="4"/><text:span text:style-name="T67">sum_rows.append(abs(i).sum())</text:span></text:p>
            <text:p text:style-name="P38">print max(sum_rows)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89"><text:span text:style-name="T83">To f</text:span>ind the <text:span text:style-name="T1">Frobenius</text:span> <text:span text:style-name="T1">norm</text:span> and </text:p>
            <text:p text:style-name="P89"/>
            <text:p text:style-name="P89"><text:span text:style-name="T13">i</text:span><text:span text:style-name="T1">nfinity</text:span> <text:span text:style-name="T1">norm</text:span> we have an even easier method. </text:p>
            <text:p text:style-name="P88"/>
            <text:p text:style-name="P88">let us see that now.</text:p>
          </table:table-cell>
        </table:table-row>
        <table:table-row>
          <table:table-cell table:style-name="Table1.A2" office:value-type="string">
            <text:p text:style-name="P20">Show Slide </text:p>
            <text:p text:style-name="P77"><text:span text:style-name="Teletype"><text:span text:style-name="T65">norm()</text:span></text:span><text:span text:style-name="Teletype"><text:span text:style-name="T60"> </text:span></text:span><text:span text:style-name="T60">method</text:span></text:p>
          </table:table-cell>
          <table:table-cell table:style-name="Table1.B2" office:value-type="string">
            <text:p text:style-name="P90">The <text:span text:style-name="T1">norm</text:span> of a <text:span text:style-name="T1">matrix</text:span> can be found out using the method <text:span text:style-name="Teletype"><text:span text:style-name="T68">norm()</text:span></text:span></text:p>
            <text:p text:style-name="P90"/>
            <text:p text:style-name="P91"><text:span text:style-name="Teletype"><text:span text:style-name="T24">For </text:span></text:span><text:span text:style-name="Teletype"><text:span text:style-name="T21">Forbenius norm: </text:span></text:span><text:span text:style-name="Teletype"><text:span text:style-name="T70">norm(matrix)</text:span></text:span><text:span text:style-name="Teletype"><text:span text:style-name="T23"> </text:span></text:span></text:p>
            <text:p text:style-name="P91"/>
            <text:p text:style-name="P92"><text:span text:style-name="Teletype"><text:span text:style-name="T24">For </text:span></text:span><text:span text:style-name="Teletype"><text:span text:style-name="T22">infinity</text:span></text:span><text:span text:style-name="Teletype"><text:span text:style-name="T21"> norm: </text:span></text:span><text:span text:style-name="Teletype"><text:span text:style-name="T70">norm(matrix, </text:span></text:span><text:span text:style-name="Teletype"><text:span text:style-name="T71">ord=inf</text:span></text:span><text:span text:style-name="Teletype"><text:span text:style-name="T70">)</text:span></text:span></text:p>
            <text:p text:style-name="P91"><text:span text:style-name="Teletype"><text:span text:style-name="T21"/></text:span></text:p>
          </table:table-cell>
        </table:table-row>
        <table:table-row>
          <table:table-cell table:style-name="Table1.A2" office:value-type="string">
            <text:p text:style-name="P7">[IPython Terminal]</text:p>
            <text:p text:style-name="P7"/>
            <text:p text:style-name="P97">norm(im)</text:p>
            <text:p text:style-name="P96"/>
          </table:table-cell>
          <table:table-cell table:style-name="Table1.B2" office:value-type="string">
            <text:p text:style-name="P85">In order to find out the <text:span text:style-name="T2">Frobenius</text:span> <text:span text:style-name="T2">norm</text:span> of the <text:span text:style-name="T2">matrix</text:span> <text:span text:style-name="T2">im</text:span>, </text:p>
            <text:p text:style-name="P85"/>
            <text:p text:style-name="P87">Type</text:p>
            <text:p text:style-name="P94">norm(im)</text:p>
          </table:table-cell>
        </table:table-row>
        <table:table-row>
          <table:table-cell table:style-name="Table1.A2" office:value-type="string">
            <text:p text:style-name="P43">[IPython Terminal]</text:p>
            <text:p text:style-name="P16"><text:line-break/><text:span text:style-name="T69">norm(im,ord=inf)</text:span></text:p>
          </table:table-cell>
          <table:table-cell table:style-name="Table1.B2" office:value-type="string">
            <text:p text:style-name="P16">And to find out the Infinity <text:span text:style-name="T2">norm</text:span> of the <text:span text:style-name="T2">matrix</text:span> im5, <text:span text:style-name="T85">Type</text:span></text:p>
            <text:p text:style-name="P39">norm(im,ord=inf)</text:p>
          </table:table-cell>
        </table:table-row>
        <table:table-row>
          <table:table-cell table:style-name="Table1.A2" office:value-type="string">
            <text:p text:style-name="P32">Show Slide</text:p>
            <text:p text:style-name="P56">Singular value decomposition</text:p>
          </table:table-cell>
          <table:table-cell table:style-name="Table1.B2" office:value-type="string">
            <text:p text:style-name="P33"><text:span text:style-name="T89">In </text:span><text:a xlink:type="simple" xlink:href="https://en.wikipedia.org/wiki/Linear_algebra"><text:span text:style-name="T87">linear algebra</text:span></text:a><text:span text:style-name="T89">, the </text:span><text:span text:style-name="T90">singular value decomposition</text:span><text:span text:style-name="T89"> </text:span></text:p>
            <text:p text:style-name="P33"><text:span text:style-name="T89">is a </text:span><text:a xlink:type="simple" xlink:href="https://en.wikipedia.org/wiki/Matrix_decomposition"><text:span text:style-name="T87">factorization</text:span></text:a><text:span text:style-name="T89"> of a </text:span><text:a xlink:type="simple" xlink:href="https://en.wikipedia.org/wiki/Real_number"><text:span text:style-name="T88">real</text:span></text:a><text:span text:style-name="T89"> or </text:span><text:a xlink:type="simple" xlink:href="https://en.wikipedia.org/wiki/Complex_number"><text:span text:style-name="T88">complex</text:span></text:a><text:span text:style-name="T91"> </text:span><text:span text:style-name="T92">matrix.</text:span></text:p>
            <text:p text:style-name="P66">Suppose <text:span text:style-name="T2">M</text:span> is an <text:span text:style-name="T2">m </text:span><text:span text:style-name="T7">x </text:span><text:span text:style-name="T2">n</text:span> <text:span text:style-name="T2">matrix</text:span>, </text:p>
            <text:p text:style-name="P66">whose entries come from the field <text:span text:style-name="T2">K,</text:span> </text:p>
            <text:p text:style-name="P66">which is either the field of real numbers or </text:p>
            <text:p text:style-name="P54">the field of complex numbers. </text:p>
            <text:p text:style-name="P55">Then there exists a factorization of the form</text:p>
          </table:table-cell>
        </table:table-row>
        <table:table-row>
          <table:table-cell table:style-name="Table1.A2" office:value-type="string">
            <text:p text:style-name="P26">Show Slide</text:p>
            <text:p text:style-name="P67"><text:soft-page-break/>Singular value decomposition</text:p>
          </table:table-cell>
          <table:table-cell table:style-name="Table1.B2" office:value-type="string">
            <text:p text:style-name="P67">M = U Sigma V <text:span text:style-name="T93">conjugate</text:span></text:p>
            <text:p text:style-name="P73"><text:span text:style-name="T49">where </text:span><text:span text:style-name="T55">U</text:span><text:span text:style-name="T49"> is an </text:span><text:span text:style-name="T55">(m by m)</text:span><text:span text:style-name="T49"> </text:span><text:span text:style-name="T55">unitary</text:span><text:span text:style-name="T49"> </text:span><text:span text:style-name="T55">matrix</text:span><text:span text:style-name="T49"> over K.</text:span></text:p>
          </table:table-cell>
        </table:table-row>
        <table:table-row>
          <table:table-cell table:style-name="Table1.A2" office:value-type="string">
            <text:p text:style-name="P31">Show Slide</text:p>
            <text:p text:style-name="P69">Singular value decomposition</text:p>
          </table:table-cell>
          <table:table-cell table:style-name="Table1.B2" office:value-type="string">
            <text:p text:style-name="P75"><text:span text:style-name="T53">T</text:span><text:span text:style-name="T49">he </text:span><text:span text:style-name="T55">matrix</text:span><text:span text:style-name="T49"> </text:span><text:span text:style-name="T55">Sigma</text:span><text:span text:style-name="T49"> is an </text:span><text:span text:style-name="T55">(m by n)</text:span><text:span text:style-name="T49"> </text:span><text:span text:style-name="T55">diagonal</text:span><text:span text:style-name="T49"> </text:span><text:span text:style-name="T55">matrix</text:span><text:span text:style-name="T49"> </text:span></text:p>
            <text:p text:style-name="P53">with non-negative real numbers on the <text:span text:style-name="T2">diagonal</text:span>.</text:p>
          </table:table-cell>
        </table:table-row>
        <table:table-row>
          <table:table-cell table:style-name="Table1.A2" office:value-type="string">
            <text:p text:style-name="P30">Show Slide</text:p>
            <text:p text:style-name="P68">Singular value decomposition</text:p>
            <text:p text:style-name="P30"/>
          </table:table-cell>
          <table:table-cell table:style-name="Table1.B2" office:value-type="string">
            <text:p text:style-name="P80"><text:span text:style-name="T55">V </text:span><text:span text:style-name="T57">conjugate</text:span><text:span text:style-name="T49"> is an </text:span><text:span text:style-name="T55">(n by n)</text:span><text:span text:style-name="T49"> </text:span><text:span text:style-name="T55">unitary</text:span><text:span text:style-name="T49"> </text:span><text:span text:style-name="T55">matrix</text:span><text:span text:style-name="T49"> over K,</text:span></text:p>
            <text:p text:style-name="P74"><text:span text:style-name="T49">which denotes the </text:span><text:span text:style-name="T55">conjugate</text:span><text:span text:style-name="T49"> </text:span><text:span text:style-name="T55">transpose</text:span><text:span text:style-name="T49"> of V. </text:span></text:p>
            <text:p text:style-name="P52">Such a factorization is called the<text:span text:style-name="T2"> singular-value decomposition</text:span> of <text:span text:style-name="T2">M</text:span>.</text:p>
          </table:table-cell>
        </table:table-row>
        <table:table-row>
          <table:table-cell table:style-name="Table1.A2" office:value-type="string">
            <text:p text:style-name="P26">[IPython Terminal]</text:p>
            <text:p text:style-name="P97"><text:bookmark-start text:name="__DdeLink__4450_760123556"/>svd(m)<text:bookmark-end text:name="__DdeLink__4450_760123556"/></text:p>
          </table:table-cell>
          <table:table-cell table:style-name="Table1.B2" office:value-type="string">
            <text:p text:style-name="P26">The SVD of <text:span text:style-name="T2">matrix</text:span> m5 can be found as</text:p>
            <text:p text:style-name="P45">svd(m)</text:p>
          </table:table-cell>
        </table:table-row>
        <table:table-row>
          <table:table-cell table:style-name="Table1.A2" office:value-type="string">
            <text:p text:style-name="P28">[IPython Terminal]</text:p>
            <text:p text:style-name="P28"/>
            <text:p text:style-name="P29">Highlight output of <text:span text:style-name="T69">svd(m)</text:span></text:p>
          </table:table-cell>
          <table:table-cell table:style-name="Table1.B2" office:value-type="string">
            <text:p text:style-name="P27">Notice that it returned a tuple of 3 elements. </text:p>
            <text:p text:style-name="P27">The first one <text:span text:style-name="T2">U</text:span>.</text:p>
            <text:p text:style-name="P27"><text:span text:style-name="T86">T</text:span>he next one <text:span text:style-name="T2">Sigma</text:span> and the third one <text:span text:style-name="T2">V </text:span><text:span text:style-name="T10">conjugate</text:span></text:p>
          </table:table-cell>
        </table:table-row>
        <table:table-row>
          <table:table-cell table:style-name="Table1.A2" office:value-type="string">
            <text:p text:style-name="P26">Show Slide</text:p>
            <text:p text:style-name="P63">Summary</text:p>
            <text:p text:style-name="P26"/>
          </table:table-cell>
          <table:table-cell table:style-name="Table1.B2" office:value-type="string">
            <text:p text:style-name="P26">This brings us to the end of the end of this tutorial. In this tutorial, we have learnt to,</text:p>
            <text:list xml:id="list3050947061149310331" text:style-name="L3">
              <text:list-item>
                <text:p text:style-name="P105"><text:span text:style-name="T60">Calculate the </text:span><text:span text:style-name="T64">norm</text:span><text:span text:style-name="T60"> of a </text:span><text:span text:style-name="T64">matrix</text:span><text:span text:style-name="T60"> using the </text:span><text:span text:style-name="T64">for loop</text:span><text:span text:style-name="T60"> and also using the </text:span><text:span text:style-name="T64">function</text:span><text:span text:style-name="T60"> </text:span><text:span text:style-name="Teletype"><text:span text:style-name="T65">norm()</text:span></text:span><text:span text:style-name="T60">.</text:span></text:p>
              </text:list-item>
            </text:list>
            <text:p text:style-name="P82"/>
            <text:list xml:id="list152258762250426" text:continue-numbering="true" text:style-name="L3">
              <text:list-item>
                <text:p text:style-name="P105"><text:span text:style-name="T60">Calculate </text:span><text:span text:style-name="T64">SVD</text:span><text:span text:style-name="T60"> of a </text:span><text:span text:style-name="T64">matrix</text:span><text:span text:style-name="T60"> using the </text:span><text:span text:style-name="T64">function</text:span><text:span text:style-name="T60"> </text:span><text:span text:style-name="Teletype"><text:span text:style-name="T65">svd()</text:span>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26">Show Slide</text:p>
            <text:p text:style-name="P63">Self assessment questions slide</text:p>
            <text:p text:style-name="P26"/>
          </table:table-cell>
          <table:table-cell table:style-name="Table1.B2" office:value-type="string">
            <text:p text:style-name="P26">Here are some self assessment questions for you to solve</text:p>
            <text:list xml:id="list9216770908752769844" text:style-name="L4">
              <text:list-header>
                <text:p text:style-name="P108"><text:span text:style-name="Teletype"><text:span text:style-name="T62">1</text:span></text:span><text:span text:style-name="Teletype"><text:span text:style-name="T61">. </text:span></text:span><text:span text:style-name="Teletype"><text:span text:style-name="T65">norm(A,ord='fro')</text:span></text:span><text:span text:style-name="Teletype"><text:span text:style-name="T60"> </text:span></text:span><text:span text:style-name="T60">is the same as </text:span><text:span text:style-name="Teletype"><text:span text:style-name="T65">norm(A)</text:span></text:span><text:span text:style-name="T60">?</text:span></text:p>
              </text:list-header>
            </text:list>
            <text:list xml:id="list4949147412901208926" text:style-name="L5">
              <text:list-item>
                <text:p text:style-name="P107">True</text:p>
              </text:list-item>
              <text:list-item>
                <text:p text:style-name="P107">False</text:p>
              </text:list-item>
            </text:list>
          </table:table-cell>
        </table:table-row>
        <table:table-row>
          <table:table-cell table:style-name="Table1.A2" office:value-type="string">
            <text:p text:style-name="P26">Show Slide</text:p>
            <text:p text:style-name="P63">Solution of self assessment questions on slide</text:p>
            <text:p text:style-name="P26"/>
          </table:table-cell>
          <table:table-cell table:style-name="Table1.B2" office:value-type="string">
            <text:p text:style-name="P26">And the answers,</text:p>
            <text:list xml:id="list2596829167225074895" text:style-name="L6">
              <text:list-item>
                <text:p text:style-name="P106"><text:span text:style-name="Teletype"><text:span text:style-name="T65">norm(A,ord='fro')</text:span></text:span><text:span text:style-name="Teletype"><text:span text:style-name="T60"> </text:span></text:span><text:span text:style-name="T60">and </text:span><text:span text:style-name="Teletype"><text:span text:style-name="T65">norm(A)</text:span></text:span><text:span text:style-name="Teletype"><text:span text:style-name="T60"> </text:span></text:span><text:span text:style-name="T60">are same, since the </text:span><text:span text:style-name="T65">order='fro'</text:span><text:span text:style-name="T60"> stands for </text:span><text:span text:style-name="T64">Frobenius norm.</text:span><text:span text:style-name="T60"> Hence true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03">Show Slide</text:p>
            <text:p text:style-name="P103"><text:soft-page-break/>Forum</text:p>
          </table:table-cell>
          <table:table-cell table:style-name="Table1.B2" office:value-type="string">
            <text:p text:style-name="P104">Please post your timed queries in this forum.</text:p>
          </table:table-cell>
        </table:table-row>
        <table:table-row>
          <table:table-cell table:style-name="Table1.A2" office:value-type="string">
            <text:p text:style-name="P103">Show Slide</text:p>
            <text:p text:style-name="P103">Fossee Forum</text:p>
          </table:table-cell>
          <table:table-cell table:style-name="Table1.B2" office:value-type="string">
            <text:p text:style-name="P104">Please post your general queries on Python in this forum.</text:p>
          </table:table-cell>
        </table:table-row>
        <table:table-row>
          <table:table-cell table:style-name="Table1.A2" office:value-type="string">
            <text:p text:style-name="P103">Show Slide</text:p>
            <text:p text:style-name="P103">Textbook Companion</text:p>
          </table:table-cell>
          <table:table-cell table:style-name="Table1.B2" office:value-type="string">
            <text:p text:style-name="P104">FOSSEE team coordinates the TBC project.</text:p>
          </table:table-cell>
        </table:table-row>
        <table:table-row>
          <table:table-cell table:style-name="Table1.A2" office:value-type="string">
            <text:p text:style-name="P103">Show Slide</text:p>
            <text:p text:style-name="P103">Acknowledgment</text:p>
            <text:p text:style-name="P103">http://spoken-tutorial.org</text:p>
          </table:table-cell>
          <table:table-cell table:style-name="Table1.B2" office:value-type="string">
            <text:p text:style-name="P104">Spoken Tutorial Project is funded by NMEICT, MHRD, Govt. of India.</text:p>
            <text:p text:style-name="P104">For more details, visit this website.</text:p>
          </table:table-cell>
        </table:table-row>
        <table:table-row>
          <table:table-cell table:style-name="Table1.A2" office:value-type="string">
            <text:p text:style-name="P103">Previous slide</text:p>
          </table:table-cell>
          <table:table-cell table:style-name="Table1.B2" office:value-type="string">
            <text:p text:style-name="P104">This is _________ from IIT Bombay (or FOSSEE, if you wish) signing off.</text:p>
            <text:p text:style-name="P104">Thank you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AR PL UMing HK1" style:font-family-asian="'AR PL UMing H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rumalesh </meta:initial-creator>
    <meta:creation-date>2015-11-23T11:48:50.274890224</meta:creation-date>
    <dc:date>2016-02-15T15:22:58.355578771</dc:date>
    <meta:editing-duration>PT7H45M12S</meta:editing-duration>
    <meta:editing-cycles>384</meta:editing-cycles>
    <meta:generator>LibreOffice/4.2.8.2$Linux_X86_64 LibreOffice_project/420m0$Build-2</meta:generator>
    <meta:document-statistic meta:table-count="1" meta:image-count="0" meta:object-count="0" meta:page-count="5" meta:paragraph-count="163" meta:word-count="819" meta:character-count="4832" meta:non-whitespace-character-count="4131"/>
  </office:meta>
</office:document-meta>
</file>